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91cm" fo:min-width="15.99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894cm" fo:min-width="5.6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41cm" fo:min-width="2.29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01cm" fo:min-width="4.06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32cm" fo:min-width="2.294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15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36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53cm" fo:min-width="5.3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3.9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491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19cm" svg:height="2.144cm" svg:x="2.257cm" svg:y="2.235cm">
          <text:p text:style-name="P1">accept connection</text:p>
          <text:p text:style-name="P1">read request</text:p>
          <text:p text:style-name="P1">wait for ipc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588cm" svg:height="0.981cm" svg:x="2.585cm" svg:y="5.04cm">
          <text:p text:style-name="P1">vali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4.562cm" svg:height="1.551cm" svg:x="1.182cm" svg:y="6.888cm">
          <text:p text:style-name="P1">notify processor</text:p>
          <text:p text:style-name="P1">wait for result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588cm" svg:height="1.163cm" svg:x="10.101cm" svg:y="5.838cm">
          <text:p text:style-name="P1">termin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352cm" svg:y1="4.379cm" svg:x2="5.379cm" svg:y2="5.04cm" draw:start-shape="id1" draw:end-shape="id2" draw:end-glue-point="4" svg:d="M5352 4379l27 661" svg:viewBox="0 0 28 662">
          <text:p/>
        </draw:connector>
        <draw:frame draw:style-name="gr7" draw:layer="layout" svg:width="0.925cm" svg:height="1.017cm" svg:x="2.118cm" svg:y="4.904cm">
          <draw:text-box>
            <text:p>""</text:p>
          </draw:text-box>
        </draw:frame>
        <draw:connector draw:style-name="gr6" draw:text-style-name="P1" draw:layer="layout" draw:type="lines" svg:x1="2.585cm" svg:y1="5.53cm" svg:x2="3.463cm" svg:y2="6.888cm" draw:start-shape="id2" draw:start-glue-point="5" draw:end-shape="id3" draw:end-glue-point="0" svg:d="M2585 5530h-513l1391 844v514" svg:viewBox="0 0 1392 1359">
          <text:p/>
        </draw:connector>
        <draw:polyline draw:style-name="gr8" draw:text-style-name="P1" draw:layer="layout" svg:width="5.775cm" svg:height="2.949cm" draw:transform="rotate (0.604756585816035) translate (3.66527851155274cm 8.51967118509029cm)" svg:viewBox="0 0 5776 2950" draw:points="142,0 0,207 4009,2950 5776,318 5382,46">
          <text:p/>
        </draw:polyline>
        <draw:frame draw:style-name="gr9" draw:layer="layout" svg:width="1.882cm" svg:height="1.017cm" svg:x="7.478cm" svg:y="4.631cm">
          <draw:text-box>
            <text:p>error</text:p>
          </draw:text-box>
        </draw:frame>
        <draw:custom-shape draw:style-name="gr10" draw:text-style-name="P1" xml:id="id4" draw:id="id4" draw:layer="layout" svg:width="5.862cm" svg:height="1.003cm" svg:x="9.964cm" svg:y="3.581cm">
          <text:p text:style-name="P1">result to stealth ipc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07cm" svg:y1="7.025cm" svg:x2="12.932cm" svg:y2="9.16cm">
          <text:p/>
        </draw:line>
        <draw:frame draw:style-name="gr11" draw:layer="layout" svg:width="4.494cm" svg:height="1.783cm" svg:x="12.884cm" svg:y="7.377cm">
          <draw:text-box>
            <text:p>ipcInterface</text:p>
            <text:p>ends</text:p>
          </draw:text-box>
        </draw:frame>
        <draw:polyline draw:style-name="gr6" draw:text-style-name="P1" draw:layer="layout" svg:width="9.351cm" svg:height="5.384cm" draw:transform="skewX (-5.35602486732854E-017) rotate (0.589397688398485) translate (4.12955378657304cm 6.12747913386056cm)" svg:viewBox="0 0 9352 5385" draw:points="1170,627 1435,1216 0,3439 2951,5385 6470,0 9352,1927 8737,2806">
          <text:p/>
        </draw:polyline>
        <draw:connector draw:style-name="gr6" draw:text-style-name="P1" draw:layer="layout" draw:type="line" svg:x1="12.895cm" svg:y1="4.584cm" svg:x2="12.895cm" svg:y2="5.838cm" draw:start-shape="id4" draw:start-glue-point="2" draw:end-shape="id5" draw:end-glue-point="4" svg:d="M12895 4584v1254" svg:viewBox="0 0 1 1255">
          <text:p/>
        </draw:connector>
        <draw:frame draw:style-name="gr7" draw:layer="layout" svg:width="0.815cm" svg:height="1.017cm" svg:x="12.313cm" svg:y="6.705cm">
          <draw:text-box>
            <text:p>y</text:p>
          </draw:text-box>
        </draw:frame>
        <draw:polyline draw:style-name="gr6" draw:text-style-name="P1" draw:layer="layout" svg:width="12.438cm" svg:height="5.267cm" draw:transform="skewX (2.6234437906701E-017) rotate (2.71782671120557) translate (16.4335057240189cm 7.26495539989876cm)" svg:viewBox="0 0 12439 5268" draw:points="1031,474 0,964 1941,5268 12439,532 12177,0">
          <text:p/>
        </draw:polyline>
        <draw:frame draw:style-name="gr9" draw:layer="layout" svg:width="0.862cm" svg:height="1.017cm" svg:x="15.575cm" svg:y="6.067cm">
          <draw:text-box>
            <text:p>n</text:p>
          </draw:text-box>
        </draw:frame>
        <draw:line draw:style-name="gr8" draw:text-style-name="P1" draw:layer="layout" svg:x1="5.334cm" svg:y1="1.847cm" svg:x2="5.334cm" svg:y2="1cm">
          <text:p/>
        </draw:line>
        <draw:frame draw:style-name="gr12" draw:layer="layout" svg:width="3.77cm" svg:height="1.017cm" svg:x="13.818cm" svg:y="0.818cm">
          <draw:text-box>
            <text:p>ipcInterface</text:p>
          </draw:text-box>
        </draw:frame>
        <draw:frame draw:style-name="gr13" draw:layer="layout" svg:width="1.556cm" svg:height="1.017cm" svg:x="5.793cm" svg:y="5.931cm">
          <draw:text-box>
            <text:p>nop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23M6S</meta:editing-duration>
    <meta:editing-cycles>9</meta:editing-cycles>
    <dc:date>2015-01-30T16:19:53.690812267</dc:date>
    <meta:generator>LibreOffice/4.3.3.2$Linux_x86 LibreOffice_project/430m0$Build-2</meta:generator>
    <meta:document-statistic meta:object-count="44"/>
  </office:meta>
</office:document-meta>
</file>